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5.109cm" table:align="center" style:writing-mode="page"/>
    </style:style>
    <style:style style:name="Table1.A" style:family="table-column">
      <style:table-column-properties style:column-width="2.066cm"/>
    </style:style>
    <style:style style:name="Table1.B" style:family="table-column">
      <style:table-column-properties style:column-width="3.351cm"/>
    </style:style>
    <style:style style:name="Table1.C" style:family="table-column">
      <style:table-column-properties style:column-width="2.496cm"/>
    </style:style>
    <style:style style:name="Table1.D" style:family="table-column">
      <style:table-column-properties style:column-width="2.362cm"/>
    </style:style>
    <style:style style:name="Table1.E" style:family="table-column">
      <style:table-column-properties style:column-width="3.219cm"/>
    </style:style>
    <style:style style:name="Table1.F" style:family="table-column">
      <style:table-column-properties style:column-width="1.616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F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3" style:family="table">
      <style:table-properties style:width="2.491cm" table:align="center" style:writing-mode="page"/>
    </style:style>
    <style:style style:name="Table3.A" style:family="table-column">
      <style:table-column-properties style:column-width="2.491cm"/>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2" style:family="table">
      <style:table-properties style:width="2.491cm" table:align="center" style:writing-mode="page"/>
    </style:style>
    <style:style style:name="Table2.A" style:family="table-column">
      <style:table-column-properties style:column-width="2.491cm"/>
    </style:style>
    <style:style style:name="Table2.A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5" style:family="table">
      <style:table-properties style:width="11.308cm" fo:margin-left="3.247cm" table:align="left" style:writing-mode="page"/>
    </style:style>
    <style:style style:name="Table5.A" style:family="table-column">
      <style:table-column-properties style:column-width="3.769cm"/>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left="none" fo:border-right="none" fo:border-top="0.05pt solid #000000" fo:border-bottom="0.05pt solid #000000">
        <style:background-image/>
      </style:table-cell-properties>
    </style:style>
    <style:style style:name="Table5.C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5.A2" style:family="table-cell">
      <style:table-cell-properties fo:padding="0.097cm" fo:border-left="0.05pt solid #000000" fo:border-right="none" fo:border-top="0.05pt solid #000000" fo:border-bottom="0.05pt solid #000000"/>
    </style:style>
    <style:style style:name="Table5.B2" style:family="table-cell">
      <style:table-cell-properties fo:padding="0.097cm" fo:border-left="0.05pt solid #000000" fo:border-right="none" fo:border-top="0.05pt solid #000000" fo:border-bottom="0.05pt solid #000000"/>
    </style:style>
    <style:style style:name="Table5.C2" style:family="table-cell">
      <style:table-cell-properties fo:padding="0.097cm" fo:border="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fo:language="en" fo:country="US" fo:font-weight="normal" officeooo:paragraph-rsid="00020a9f" style:font-weight-asian="normal" style:font-weight-complex="normal"/>
    </style:style>
    <style:style style:name="P2" style:family="paragraph" style:parent-style-name="Standard">
      <style:text-properties fo:language="en" fo:country="US"/>
    </style:style>
    <style:style style:name="P3" style:family="paragraph" style:parent-style-name="Standard">
      <style:text-properties fo:language="en" fo:country="US" officeooo:rsid="00020a9f"/>
    </style:style>
    <style:style style:name="P4" style:family="paragraph" style:parent-style-name="Standard">
      <style:text-properties officeooo:rsid="00138f90" officeooo:paragraph-rsid="00138f90"/>
    </style:style>
    <style:style style:name="P5"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P6" style:family="paragraph" style:parent-style-name="Table_20_Contents">
      <style:paragraph-properties fo:text-align="justify" style:justify-single-word="false"/>
      <style:text-properties fo:font-size="8pt" fo:font-weight="bold" officeooo:rsid="000638e7" officeooo:paragraph-rsid="000638e7" style:font-size-asian="8pt" style:font-weight-asian="bold" style:font-size-complex="8pt" style:font-weight-complex="bold"/>
    </style:style>
    <style:style style:name="P7" style:family="paragraph" style:parent-style-name="Table_20_Contents">
      <style:paragraph-properties fo:text-align="justify" style:justify-single-word="false"/>
      <style:text-properties fo:font-size="8pt" fo:font-weight="bold" officeooo:rsid="000638e7" officeooo:paragraph-rsid="0011a803" style:font-size-asian="8pt" style:font-weight-asian="bold" style:font-size-complex="8pt" style:font-weight-complex="bold"/>
    </style:style>
    <style:style style:name="P8" style:family="paragraph" style:parent-style-name="Table_20_Contents">
      <style:paragraph-properties fo:text-align="justify" style:justify-single-word="false"/>
      <style:text-properties fo:font-size="8pt" fo:font-weight="bold" officeooo:rsid="000638e7" officeooo:paragraph-rsid="00138f90" style:font-size-asian="8pt" style:font-weight-asian="bold" style:font-size-complex="8pt" style:font-weight-complex="bold"/>
    </style:style>
    <style:style style:name="P9" style:family="paragraph" style:parent-style-name="Table_20_Contents">
      <style:paragraph-properties fo:text-align="justify" style:justify-single-word="false"/>
      <style:text-properties fo:font-size="8pt" fo:font-weight="bold" officeooo:rsid="000638e7" officeooo:paragraph-rsid="00189732" style:font-size-asian="8pt" style:font-weight-asian="bold" style:font-size-complex="8pt" style:font-weight-complex="bold"/>
    </style:style>
    <style:style style:name="P10" style:family="paragraph" style:parent-style-name="Table_20_Contents">
      <style:paragraph-properties fo:text-align="justify" style:justify-single-word="false"/>
      <style:text-properties fo:font-size="8pt" officeooo:rsid="000638e7" officeooo:paragraph-rsid="000638e7" style:font-size-asian="8pt" style:font-size-complex="8pt"/>
    </style:style>
    <style:style style:name="P11" style:family="paragraph" style:parent-style-name="Table_20_Contents">
      <style:paragraph-properties fo:text-align="justify" style:justify-single-word="false"/>
      <style:text-properties fo:font-size="8pt" officeooo:rsid="000638e7" officeooo:paragraph-rsid="0011a803" style:font-size-asian="8pt" style:font-size-complex="8pt"/>
    </style:style>
    <style:style style:name="P12" style:family="paragraph" style:parent-style-name="Table_20_Contents">
      <style:paragraph-properties fo:text-align="justify" style:justify-single-word="false"/>
      <style:text-properties fo:font-size="8pt" officeooo:rsid="000638e7" officeooo:paragraph-rsid="00138f90" style:font-size-asian="8pt" style:font-size-complex="8pt"/>
    </style:style>
    <style:style style:name="P13" style:family="paragraph" style:parent-style-name="Table_20_Contents">
      <style:paragraph-properties fo:text-align="justify" style:justify-single-word="false"/>
      <style:text-properties fo:font-size="8pt" officeooo:rsid="000638e7" officeooo:paragraph-rsid="00189732" style:font-size-asian="8pt" style:font-size-complex="8pt"/>
    </style:style>
    <style:style style:name="P14" style:family="paragraph" style:parent-style-name="Table_20_Contents">
      <style:paragraph-properties fo:text-align="justify" style:justify-single-word="false"/>
      <style:text-properties fo:font-size="8pt" officeooo:rsid="0011a803" officeooo:paragraph-rsid="0011a803" style:font-size-asian="8pt" style:font-size-complex="8pt"/>
    </style:style>
    <style:style style:name="P15" style:family="paragraph" style:parent-style-name="Table_20_Contents">
      <style:paragraph-properties fo:text-align="justify" style:justify-single-word="false"/>
      <style:text-properties fo:font-size="8pt" officeooo:rsid="0011a803" officeooo:paragraph-rsid="00138f90" style:font-size-asian="8pt" style:font-size-complex="8pt"/>
    </style:style>
    <style:style style:name="P16" style:family="paragraph" style:parent-style-name="Table_20_Contents">
      <style:paragraph-properties fo:text-align="justify" style:justify-single-word="false"/>
      <style:text-properties fo:font-size="8pt" officeooo:rsid="0018d084" officeooo:paragraph-rsid="0018d084" style:font-size-asian="8pt" style:font-size-complex="8pt"/>
    </style:style>
    <style:style style:name="P17" style:family="paragraph" style:parent-style-name="Header">
      <style:text-properties fo:language="en" fo:country="US"/>
    </style:style>
    <style:style style:name="P18" style:family="paragraph" style:parent-style-name="Text_20_body">
      <style:text-properties officeooo:rsid="0002d093" officeooo:paragraph-rsid="0002d093"/>
    </style:style>
    <style:style style:name="P19" style:family="paragraph" style:parent-style-name="Text_20_body">
      <style:text-properties fo:language="en" fo:country="US"/>
    </style:style>
    <style:style style:name="P20" style:family="paragraph" style:parent-style-name="Text_20_body">
      <style:text-properties fo:language="en" fo:country="US" officeooo:paragraph-rsid="00020a9f"/>
    </style:style>
    <style:style style:name="P21" style:family="paragraph" style:parent-style-name="Text_20_body">
      <style:text-properties fo:language="en" fo:country="US" officeooo:rsid="0002d093" officeooo:paragraph-rsid="0002d093"/>
    </style:style>
    <style:style style:name="P22" style:family="paragraph" style:parent-style-name="Text_20_body">
      <style:text-properties officeooo:rsid="0003da2f" officeooo:paragraph-rsid="0003da2f"/>
    </style:style>
    <style:style style:name="P23" style:family="paragraph" style:parent-style-name="Text_20_body">
      <style:text-properties officeooo:paragraph-rsid="0003da2f"/>
    </style:style>
    <style:style style:name="P24" style:family="paragraph" style:parent-style-name="Text_20_body">
      <style:text-properties officeooo:rsid="000638e7" officeooo:paragraph-rsid="000638e7"/>
    </style:style>
    <style:style style:name="P25" style:family="paragraph" style:parent-style-name="Text_20_body">
      <style:text-properties officeooo:rsid="000808ac" officeooo:paragraph-rsid="000808ac"/>
    </style:style>
    <style:style style:name="P26" style:family="paragraph" style:parent-style-name="Text_20_body">
      <style:text-properties officeooo:rsid="0010024c" officeooo:paragraph-rsid="0010024c"/>
    </style:style>
    <style:style style:name="P27" style:family="paragraph" style:parent-style-name="Text_20_body">
      <style:text-properties officeooo:rsid="0011a803" officeooo:paragraph-rsid="00138f90"/>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11a803" officeooo:paragraph-rsid="0011a803" style:font-weight-asian="bold" style:font-weight-complex="bold"/>
    </style:style>
    <style:style style:name="P30" style:family="paragraph" style:parent-style-name="Text_20_body">
      <style:text-properties fo:font-weight="bold" officeooo:rsid="0011a803" officeooo:paragraph-rsid="00138f90" style:font-weight-asian="bold" style:font-weight-complex="bold"/>
    </style:style>
    <style:style style:name="P31" style:family="paragraph" style:parent-style-name="Subtitle">
      <style:text-properties fo:language="en" fo:country="US" officeooo:rsid="00020a9f" officeooo:paragraph-rsid="00020a9f"/>
    </style:style>
    <style:style style:name="P32" style:family="paragraph" style:parent-style-name="Title">
      <style:text-properties fo:language="en" fo:country="US" officeooo:paragraph-rsid="00020a9f"/>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2">
      <style:text-properties fo:language="en" fo:country="US" officeooo:rsid="0002d093" officeooo:paragraph-rsid="0002d093"/>
    </style:style>
    <style:style style:name="P36" style:family="paragraph" style:parent-style-name="Heading_20_2">
      <style:text-properties officeooo:rsid="0003da2f" officeooo:paragraph-rsid="0003da2f"/>
    </style:style>
    <style:style style:name="P37" style:family="paragraph" style:parent-style-name="Heading_20_2">
      <style:text-properties officeooo:rsid="000808ac" officeooo:paragraph-rsid="000808ac"/>
    </style:style>
    <style:style style:name="P38" style:family="paragraph" style:parent-style-name="Heading_20_2">
      <style:text-properties officeooo:rsid="0009ee33" officeooo:paragraph-rsid="0009ee33"/>
    </style:style>
    <style:style style:name="P39" style:family="paragraph" style:parent-style-name="Heading_20_2">
      <style:text-properties officeooo:paragraph-rsid="00138f90"/>
    </style:style>
    <style:style style:name="P40" style:family="paragraph" style:parent-style-name="Heading_20_1">
      <style:paragraph-properties fo:break-before="page"/>
      <style:text-properties fo:language="en" fo:country="US" officeooo:rsid="00020a9f" officeooo:paragraph-rsid="00020a9f"/>
    </style:style>
    <style:style style:name="P41" style:family="paragraph" style:parent-style-name="Heading_20_1">
      <style:paragraph-properties fo:break-before="page"/>
      <style:text-properties officeooo:rsid="0003da2f" officeooo:paragraph-rsid="0003da2f"/>
    </style:style>
    <style:style style:name="P42" style:family="paragraph" style:parent-style-name="Heading_20_1">
      <style:paragraph-properties fo:break-before="page"/>
      <style:text-properties officeooo:rsid="000638e7" officeooo:paragraph-rsid="000638e7"/>
    </style:style>
    <style:style style:name="P43" style:family="paragraph" style:parent-style-name="Heading_20_1">
      <style:paragraph-properties fo:break-before="page"/>
      <style:text-properties officeooo:rsid="000808ac" officeooo:paragraph-rsid="000808ac"/>
    </style:style>
    <style:style style:name="P44" style:family="paragraph" style:parent-style-name="Text_20_body" style:list-style-name="L1">
      <style:text-properties officeooo:rsid="0002d093" officeooo:paragraph-rsid="0002d093"/>
    </style:style>
    <style:style style:name="P45" style:family="paragraph" style:parent-style-name="Text_20_body" style:list-style-name="L2">
      <style:text-properties officeooo:rsid="000464b8" officeooo:paragraph-rsid="000464b8"/>
    </style:style>
    <style:style style:name="P46" style:family="paragraph" style:parent-style-name="Text_20_body">
      <style:text-properties officeooo:rsid="000464b8" officeooo:paragraph-rsid="000464b8"/>
    </style:style>
    <style:style style:name="P47" style:family="paragraph" style:parent-style-name="Text_20_body" style:list-style-name="L3">
      <style:text-properties officeooo:rsid="0009ee33" officeooo:paragraph-rsid="0009ee33"/>
    </style:style>
    <style:style style:name="P48" style:family="paragraph" style:parent-style-name="Text_20_body" style:list-style-name="L4">
      <style:text-properties officeooo:rsid="0009ee33" officeooo:paragraph-rsid="0009ee33"/>
    </style:style>
    <style:style style:name="P49" style:family="paragraph" style:parent-style-name="Text_20_body" style:list-style-name="L5">
      <style:text-properties officeooo:rsid="000baa71" officeooo:paragraph-rsid="000baa71"/>
    </style:style>
    <style:style style:name="P50" style:family="paragraph" style:parent-style-name="Text_20_body" style:list-style-name="L5">
      <style:text-properties officeooo:rsid="000e14a0" officeooo:paragraph-rsid="000e14a0"/>
    </style:style>
    <style:style style:name="P51" style:family="paragraph" style:parent-style-name="Text_20_body" style:list-style-name="L5">
      <style:text-properties officeooo:rsid="000e14a0" officeooo:paragraph-rsid="0011a803"/>
    </style:style>
    <style:style style:name="P52" style:family="paragraph" style:parent-style-name="Text_20_body">
      <style:text-properties fo:font-weight="bold" officeooo:rsid="0011a803" officeooo:paragraph-rsid="00138f90" style:font-weight-asian="bold" style:font-weight-complex="bold"/>
    </style:style>
    <style:style style:name="P53" style:family="paragraph" style:parent-style-name="Text_20_body">
      <style:text-properties fo:font-weight="normal" officeooo:rsid="00138f90" officeooo:paragraph-rsid="00138f90" style:font-weight-asian="normal" style:font-weight-complex="normal"/>
    </style:style>
    <style:style style:name="P54" style:family="paragraph" style:parent-style-name="Text_20_body" style:list-style-name="L6">
      <style:text-properties fo:font-weight="normal" officeooo:rsid="00138f90" officeooo:paragraph-rsid="00189732" style:font-weight-asian="normal" style:font-weight-complex="normal"/>
    </style:style>
    <style:style style:name="P55" style:family="paragraph" style:parent-style-name="Text_20_body" style:list-style-name="L6">
      <style:text-properties officeooo:rsid="00138f90" officeooo:paragraph-rsid="00189732"/>
    </style:style>
    <style:style style:name="P56" style:family="paragraph" style:parent-style-name="Text_20_body">
      <style:text-properties officeooo:rsid="00197ed2" officeooo:paragraph-rsid="00197ed2"/>
    </style:style>
    <style:style style:name="P57" style:family="paragraph">
      <style:paragraph-properties fo:text-align="center"/>
    </style:style>
    <style:style style:name="P58"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officeooo:rsid="00020a9f"/>
    </style:style>
    <style:style style:name="T2" style:family="text">
      <style:text-properties officeooo:rsid="0002d093"/>
    </style:style>
    <style:style style:name="T3" style:family="text">
      <style:text-properties officeooo:rsid="0003da2f"/>
    </style:style>
    <style:style style:name="T4" style:family="text">
      <style:text-properties officeooo:rsid="000464b8"/>
    </style:style>
    <style:style style:name="T5" style:family="text">
      <style:text-properties officeooo:rsid="000638e7"/>
    </style:style>
    <style:style style:name="T6" style:family="text">
      <style:text-properties officeooo:rsid="000808ac"/>
    </style:style>
    <style:style style:name="T7" style:family="text">
      <style:text-properties officeooo:rsid="0009ee33"/>
    </style:style>
    <style:style style:name="T8" style:family="text">
      <style:text-properties officeooo:rsid="000e14a0"/>
    </style:style>
    <style:style style:name="T9" style:family="text">
      <style:text-properties officeooo:rsid="0011a803"/>
    </style:style>
    <style:style style:name="T10" style:family="text">
      <style:text-properties fo:font-weight="normal" style:font-weight-asian="normal" style:font-weight-complex="normal"/>
    </style:style>
    <style:style style:name="T11" style:family="text">
      <style:text-properties fo:font-weight="normal" officeooo:rsid="00138f90" style:font-weight-asian="normal" style:font-weight-complex="normal"/>
    </style:style>
    <style:style style:name="T12" style:family="text">
      <style:text-properties fo:font-weight="normal" officeooo:rsid="00153785" style:font-weight-asian="normal" style:font-weight-complex="normal"/>
    </style:style>
    <style:style style:name="T13" style:family="text">
      <style:text-properties fo:font-weight="normal" officeooo:rsid="00189732" style:font-weight-asian="normal" style:font-weight-complex="normal"/>
    </style:style>
    <style:style style:name="T14" style:family="text">
      <style:text-properties fo:font-weight="bold" style:font-weight-asian="bold" style:font-weight-complex="bold"/>
    </style:style>
    <style:style style:name="T15" style:family="text">
      <style:text-properties officeooo:rsid="00138f90"/>
    </style:style>
    <style:style style:name="T16" style:family="text">
      <style:text-properties officeooo:rsid="0018d084"/>
    </style:style>
    <style:style style:name="T17"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8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Revision"/>
      </text:user-field-decls>
      <text:p text:style-name="P32">deltarobot<text:span text:style-name="T1"> Message Format</text:span></text:p>
      <text:p text:style-name="P31">Specification v<text:user-field-get text:name="Revision">1.0</text:user-field-get></text:p>
      <text:p text:style-name="P2"/>
      <text:p text:style-name="P2"/>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124_1229543346" text:style-name="Index_20_Link" text:visited-style-name="Index_20_Link">Introduction<text:tab/>2</text:a></text:p>
          <text:p text:style-name="P33"><text:a xlink:type="simple" xlink:href="#__RefHeading___Toc340_2089618002" text:style-name="Index_20_Link" text:visited-style-name="Index_20_Link">Purpose<text:tab/>2</text:a></text:p>
          <text:p text:style-name="P33"><text:a xlink:type="simple" xlink:href="#__RefHeading___Toc342_2089618002" text:style-name="Index_20_Link" text:visited-style-name="Index_20_Link">Definitions<text:tab/>2</text:a></text:p>
          <text:p text:style-name="P33"><text:a xlink:type="simple" xlink:href="#__RefHeading___Toc344_2089618002" text:style-name="Index_20_Link" text:visited-style-name="Index_20_Link">About this specification<text:tab/>2</text:a></text:p>
          <text:p text:style-name="P34"><text:a xlink:type="simple" xlink:href="#__RefHeading___Toc346_2089618002" text:style-name="Index_20_Link" text:visited-style-name="Index_20_Link">Connection and Transmission<text:tab/>3</text:a></text:p>
          <text:p text:style-name="P34"><text:a xlink:type="simple" xlink:href="#__RefHeading___Toc348_2089618002" text:style-name="Index_20_Link" text:visited-style-name="Index_20_Link">Message Frame Structure<text:tab/>4</text:a></text:p>
          <text:p text:style-name="P33"><text:a xlink:type="simple" xlink:href="#__RefHeading___Toc350_2089618002" text:style-name="Index_20_Link" text:visited-style-name="Index_20_Link">Checksum Calculation<text:tab/>4</text:a></text:p>
          <text:p text:style-name="P33"><text:a xlink:type="simple" xlink:href="#__RefHeading___Toc352_2089618002" text:style-name="Index_20_Link" text:visited-style-name="Index_20_Link">Notes<text:tab/>4</text:a></text:p>
          <text:p text:style-name="P34"><text:a xlink:type="simple" xlink:href="#__RefHeading___Toc354_2089618002" text:style-name="Index_20_Link" text:visited-style-name="Index_20_Link">Opcodes<text:tab/>5</text:a></text:p>
          <text:p text:style-name="P33"><text:a xlink:type="simple" xlink:href="#__RefHeading___Toc356_2089618002" text:style-name="Index_20_Link" text:visited-style-name="Index_20_Link">List of Common Opcodes<text:tab/>5</text:a></text:p>
          <text:p text:style-name="P33"><text:a xlink:type="simple" xlink:href="#__RefHeading___Toc358_2089618002" text:style-name="Index_20_Link" text:visited-style-name="Index_20_Link">List of Down Opcodes<text:tab/>5</text:a></text:p>
          <text:p text:style-name="P33"><text:a xlink:type="simple" xlink:href="#__RefHeading___Toc360_2089618002" text:style-name="Index_20_Link" text:visited-style-name="Index_20_Link">List of Up Opcodes<text:tab/>5</text:a></text:p>
          <text:p text:style-name="P33"><text:a xlink:type="simple" xlink:href="#__RefHeading___Toc362_2089618002" text:style-name="Index_20_Link" text:visited-style-name="Index_20_Link">Acknowledge – 0x41 – ‘A’<text:tab/>5</text:a></text:p>
          <text:p text:style-name="P33"><text:a xlink:type="simple" xlink:href="#__RefHeading___Toc364_2089618002" text:style-name="Index_20_Link" text:visited-style-name="Index_20_Link">No-Acknowledge – 0x4E – ‘N’<text:tab/>6</text:a></text:p>
          <text:p text:style-name="P33"><text:a xlink:type="simple" xlink:href="#__RefHeading___Toc366_2089618002" text:style-name="Index_20_Link" text:visited-style-name="Index_20_Link">Homing Request – 0x48 – ‘H’<text:tab/>6</text:a></text:p>
          <text:p text:style-name="P33"><text:a xlink:type="simple" xlink:href="#__RefHeading___Toc368_2089618002" text:style-name="Index_20_Link" text:visited-style-name="Index_20_Link">Move Request – 0x4D – ‘M’<text:tab/>6</text:a></text:p>
        </text:index-body>
      </text:table-of-content>
      <text:p text:style-name="P20"><draw:frame text:anchor-type="paragraph" draw:z-index="0" draw:name="Shape1" draw:style-name="gr1" draw:text-style-name="P58" svg:width="13.075cm" svg:height="2.823cm" svg:x="2.129cm" svg:y="16.447cm"><draw:text-box><text:p text:style-name="P57"><text:span text:style-name="T17">Lucas Pires Camargo</text:span></text:p><text:p text:style-name="P57"><text:span text:style-name="T17">EMB5613 – Projeto Integrado de Sistemas Embarcados</text:span></text:p><text:p text:style-name="P57"><text:span text:style-name="T17">Prof. Diego Santos Greff</text:span></text:p><text:p text:style-name="P57"><text:span text:style-name="T17"/></text:p></draw:text-box></draw:frame></text:p>
      <text:h text:style-name="P40" text:outline-level="1"><text:bookmark-start text:name="__RefHeading___Toc124_1229543346"/>Introduction<text:bookmark-end text:name="__RefHeading___Toc124_1229543346"/></text:h>
      <text:p text:style-name="P19">This document defines the message formats used by deltarobot. They are to be used in the implementation of <text:span text:style-name="T2">both </text:span>the firmware and the accompanying software interface.</text:p>
      <text:p text:style-name="P21">For more information on the nature of the project and the robot itself, please refer to the full report.</text:p>
      <text:h text:style-name="P35" text:outline-level="2"><text:bookmark-start text:name="__RefHeading___Toc340_2089618002"/>Purpose<text:bookmark-end text:name="__RefHeading___Toc340_2089618002"/></text:h>
      <text:p text:style-name="P21">The project aims for making the platform fully operational, which means giving the user means of controlling the platform position. This could be accomplished with an interface on the controller device itself, but we figure it is better (and more simply) done by use of a personal computer connected to the platform. This makes possible the use of an user interface with interactive 3D graphics, the creation of a software library for integration into other applications, path drawing, etc.</text:p>
      <text:p text:style-name="P21">However, to accomplish this, there must be a standardized way for the controller to talk to a personal computer. Therefore, it was decided that a simple protocol would have to be defined.</text:p>
      <text:h text:style-name="P36" text:outline-level="2"><text:bookmark-start text:name="__RefHeading___Toc342_2089618002"/>Definitions<text:bookmark-end text:name="__RefHeading___Toc342_2089618002"/></text:h>
      <text:p text:style-name="P23"><text:span text:style-name="T3">In this specification, </text:span>“<text:span text:style-name="T3">Controller</text:span>” <text:span text:style-name="T3">means the device that operates the motors of the parallel actuators, reads sensor inputs, and executes the control loop. “Interface”, “Interface software”, or “Computer” refers to the computer that is communicating with the Controller, monitoring its status, and defining its goal positions.</text:span></text:p>
      <text:p text:style-name="P25">An “Opcode” is be understood as “Operation code”. Different <text:span text:style-name="T8">O</text:span>pcodes describe the various functionalit<text:span text:style-name="T8">es</text:span> of the protocol in compartmentalized commands.</text:p>
      <text:h text:style-name="Heading_20_2" text:outline-level="2"><text:bookmark-start text:name="__RefHeading___Toc344_2089618002"/>About this specification<text:bookmark-end text:name="__RefHeading___Toc344_2089618002"/></text:h>
      <text:p text:style-name="P18">This document is organized as follows:</text:p>
      <text:list xml:id="list4020840470" text:style-name="L1">
        <text:list-item>
          <text:p text:style-name="P44">Section “<text:span text:style-name="T3">Connection and Transmission</text:span>” gives an overview on the physical link layer.</text:p>
        </text:list-item>
        <text:list-item>
          <text:p text:style-name="P44">Section “<text:span text:style-name="T6">Message Frame Structure</text:span>” defines the basic structure of a command.</text:p>
        </text:list-item>
        <text:list-item>
          <text:p text:style-name="P44">Section “<text:span text:style-name="T6">Opcodes</text:span>” defines commands, their requirements and outcomes.</text:p>
        </text:list-item>
        <text:list-item>
          <text:p text:style-name="P44">Section “<text:span text:style-name="T6">Implementation Notes</text:span>” <text:span text:style-name="T6">gives further </text:span>details <text:span text:style-name="T6">in regards to implementation and noteworthy behaviors</text:span>.</text:p>
        </text:list-item>
      </text:list>
      <text:p text:style-name="P18"/>
      <text:h text:style-name="P41" text:outline-level="1"><text:bookmark-start text:name="__RefHeading___Toc346_2089618002"/>Connection <text:span text:style-name="T4">and Transmission</text:span><text:bookmark-end text:name="__RefHeading___Toc346_2089618002"/></text:h>
      <text:p text:style-name="P22">The <text:span text:style-name="T4">Controller is to be connected to the Computer by means of a serial port device. This device has to be configured as follows:</text:span></text:p>
      <text:list xml:id="list3111334862" text:style-name="L2">
        <text:list-item>
          <text:p text:style-name="P45">Baud rate: 115200 baud</text:p>
        </text:list-item>
        <text:list-item>
          <text:p text:style-name="P45">Data bits: 8 bits</text:p>
        </text:list-item>
        <text:list-item>
          <text:p text:style-name="P45">Stop bits: 1 bit</text:p>
        </text:list-item>
        <text:list-item>
          <text:p text:style-name="P45">Parity bits: (none)</text:p>
        </text:list-item>
        <text:list-item>
          <text:p text:style-name="P45">Hardware flow control: (disabled)</text:p>
        </text:list-item>
      </text:list>
      <text:p text:style-name="P46">Furthermore, <text:span text:style-name="T5">a</text:span> “serial port”, this can mean a physical, standard RS-232 connection, or a connection emulated in software or in hardware. A valid implementation is a USB connection through which a serial data stream is sent, and <text:s/>that the Computer can recognize as such. This has to translate into a COM port or TTY device file (“/dev/ttyS?”, “/dev/ttyUSB?”) in the operating system of the Computer, <text:span text:style-name="T5">to which the Interface Software connects</text:span>.</text:p>
      <text:p text:style-name="P56">TODO: Waveforms for byte transmission</text:p>
      <text:h text:style-name="P42" text:outline-level="1"><text:bookmark-start text:name="__RefHeading___Toc348_2089618002"/>Message Frame Structure<text:bookmark-end text:name="__RefHeading___Toc348_2089618002"/></text:h>
      <text:p text:style-name="P24">Commands, status information, and control information are organized into frames. A frame is a validated sequence of bytes structured as foll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Start-of-Frame</text:p>
          </table:table-cell>
          <table:table-cell table:style-name="Table1.A1" office:value-type="string">
            <text:p text:style-name="P6">Leng<text:span text:style-name="T6">th</text:span></text:p>
          </table:table-cell>
          <table:table-cell table:style-name="Table1.A1" office:value-type="string">
            <text:p text:style-name="P6">Opcode</text:p>
          </table:table-cell>
          <table:table-cell table:style-name="Table1.A1" office:value-type="string">
            <text:p text:style-name="P6">Data</text:p>
          </table:table-cell>
          <table:table-cell table:style-name="Table1.A1" office:value-type="string">
            <text:p text:style-name="P6">Checksum</text:p>
          </table:table-cell>
          <table:table-cell table:style-name="Table1.F1" office:value-type="string">
            <text:p text:style-name="P6">Terminator</text:p>
          </table:table-cell>
        </table:table-row>
        <table:table-row>
          <table:table-cell table:style-name="Table1.A2" office:value-type="string">
            <text:p text:style-name="P10">‘$’ (ASCII)</text:p>
          </table:table-cell>
          <table:table-cell table:style-name="Table1.B2" office:value-type="string">
            <text:p text:style-name="P10">Size in bytes (whole frame)</text:p>
          </table:table-cell>
          <table:table-cell table:style-name="Table1.C2" office:value-type="string">
            <text:p text:style-name="P10">“What the frame is”</text:p>
          </table:table-cell>
          <table:table-cell table:style-name="Table1.D2" office:value-type="string">
            <text:p text:style-name="P10">Opcode-dependant</text:p>
          </table:table-cell>
          <table:table-cell table:style-name="Table1.E2" office:value-type="string">
            <text:p text:style-name="P10">(Mod-sum of frame bytes)</text:p>
          </table:table-cell>
          <table:table-cell table:style-name="Table1.F2" office:value-type="string">
            <text:p text:style-name="P10">‘:’ (ASCII)</text:p>
          </table:table-cell>
        </table:table-row>
        <table:table-row>
          <table:table-cell table:style-name="Table1.A3" office:value-type="string">
            <text:p text:style-name="P10">1 byte</text:p>
          </table:table-cell>
          <table:table-cell table:style-name="Table1.B3" office:value-type="string">
            <text:p text:style-name="P10">1 byte</text:p>
          </table:table-cell>
          <table:table-cell table:style-name="Table1.C3" office:value-type="string">
            <text:p text:style-name="P10">1 byte</text:p>
          </table:table-cell>
          <table:table-cell table:style-name="Table1.D3" office:value-type="string">
            <text:p text:style-name="P10">(length – 5) bytes</text:p>
          </table:table-cell>
          <table:table-cell table:style-name="Table1.E3" office:value-type="string">
            <text:p text:style-name="P10">1 byte</text:p>
          </table:table-cell>
          <table:table-cell table:style-name="Table1.F3" office:value-type="string">
            <text:p text:style-name="P10">1 byte</text:p>
          </table:table-cell>
        </table:table-row>
      </table:table>
      <text:p text:style-name="P25">TODO: descrição de cada campo passo-a-passo do negócio</text:p>
      <text:h text:style-name="P37" text:outline-level="2"><text:bookmark-start text:name="__RefHeading___Toc350_2089618002"/>Checksum Calculation<text:bookmark-end text:name="__RefHeading___Toc350_2089618002"/></text:h>
      <text:p text:style-name="P25">TODO: descrever como é calculado o checksum</text:p>
      <text:p text:style-name="P25">TODO: adicionar exemplo</text:p>
      <text:h text:style-name="Heading_20_2" text:outline-level="2"><text:bookmark-start text:name="__RefHeading___Toc352_2089618002"/>Notes<text:bookmark-end text:name="__RefHeading___Toc352_2089618002"/></text:h>
      <text:p text:style-name="P25">There is no message resend requests.</text:p>
      <text:p text:style-name="P25">Incomplete or corrupted packets are lost.</text:p>
      <text:p text:style-name="P25">If an ACK is times out an operation can be repeated depending on the opcode</text:p>
      <text:p text:style-name="P25"><text:line-break/></text:p>
      <text:h text:style-name="P43" text:outline-level="1"><text:bookmark-start text:name="__RefHeading___Toc354_2089618002"/>Opcodes<text:bookmark-end text:name="__RefHeading___Toc354_2089618002"/></text:h>
      <text:p text:style-name="P25">This section describes each opcode in detail. However, for the purpose of an overview, a complete list is given beforehand. The opcodes are divided in three categories: “common” opcodes that can be sent in both directions, “down” opcodes that only make sense from Computer to Controller, and “up” opcodes that only apply in the Controller to Computer direction.</text:p>
      <text:p text:style-name="P26">Following the lists of opcodes, there is a section explaining each opcode in detail.</text:p>
      <text:h text:style-name="P37" text:outline-level="2"><text:bookmark-start text:name="__RefHeading___Toc356_2089618002"/>List of Common Opcodes<text:bookmark-end text:name="__RefHeading___Toc356_2089618002"/></text:h>
      <text:list xml:id="list2192639909" text:style-name="L3">
        <text:list-item>
          <text:p text:style-name="P47">Acknowledge – 0x<text:span text:style-name="T8">41</text:span> – ASCII ‘A’</text:p>
        </text:list-item>
        <text:list-item>
          <text:p text:style-name="P47">No-Acknowledge – 0x<text:span text:style-name="T8">4E</text:span> – ASCII ‘N’</text:p>
        </text:list-item>
      </text:list>
      <text:h text:style-name="Heading_20_2" text:outline-level="2"><text:bookmark-start text:name="__RefHeading___Toc358_2089618002"/>List of <text:span text:style-name="T7">Down Opcodes</text:span><text:bookmark-end text:name="__RefHeading___Toc358_2089618002"/></text:h>
      <text:list xml:id="list3390738472" text:style-name="L4">
        <text:list-item>
          <text:p text:style-name="P48">Homing Request – 0x<text:span text:style-name="T8">48</text:span> – ASCII ‘H’</text:p>
        </text:list-item>
        <text:list-item>
          <text:p text:style-name="P48">Status Request – 0x<text:span text:style-name="T8">53</text:span> – ASCII ‘S’</text:p>
        </text:list-item>
        <text:list-item>
          <text:p text:style-name="P48">Move Request – 0x<text:span text:style-name="T8">4D</text:span> – ASCII ‘M’</text:p>
        </text:list-item>
        <text:list-item>
          <text:p text:style-name="P48">Cancel Request – 0x<text:span text:style-name="T8">43</text:span> – ASCII ‘C’</text:p>
        </text:list-item>
      </text:list>
      <text:h text:style-name="P38" text:outline-level="2"><text:bookmark-start text:name="__RefHeading___Toc360_2089618002"/>List of Up Opcodes<text:bookmark-end text:name="__RefHeading___Toc360_2089618002"/></text:h>
      <text:list xml:id="list1279579202" text:style-name="L5">
        <text:list-item>
          <text:p text:style-name="P49">Homing Finished – <text:span text:style-name="T8">0x68 – ASCII ‘h’</text:span></text:p>
        </text:list-item>
        <text:list-item>
          <text:p text:style-name="P50">Status Report – 0x73 – ASCII ‘s’</text:p>
        </text:list-item>
        <text:list-item>
          <text:p text:style-name="P50">Move Finished – 0x6D – ASCII ‘m’</text:p>
        </text:list-item>
        <text:list-item>
          <text:p text:style-name="P51">General Error – 0x65 – ASCII ‘e’ </text:p>
        </text:list-item>
      </text:list>
      <text:h text:style-name="Heading_20_2" text:outline-level="2"><text:bookmark-start text:name="__RefHeading___Toc362_2089618002"/>Acknowledge – 0x41 – ‘<text:span text:style-name="T9">A’</text:span><text:bookmark-end text:name="__RefHeading___Toc362_2089618002"/></text:h>
      <text:p text:style-name="P29">Description: <text:span text:style-name="T10">This opcode is a general acknowledgement (ack) message, to be issued in response to a previous request. It depends on the specific request (opcode) if it requires a corresponding ack or not. The message signifies that the request was understood, considered valid, and will be attempted to be fulfilled. If that is not the case, a No-Acknowledge (0x4E) is to be issued instead.</text:span></text:p>
      <text:p text:style-name="P29">Data length: <text:span text:style-name="T10">1 byte</text:span></text:p>
      <text:p text:style-name="P29">Data fields:</text:p>
      <table:table table:name="Table3" table:style-name="Table3">
        <table:table-column table:style-name="Table3.A"/>
        <table:table-row>
          <table:table-cell table:style-name="Table3.A1" office:value-type="string">
            <text:p text:style-name="P7">Data</text:p>
          </table:table-cell>
        </table:table-row>
        <table:table-row>
          <table:table-cell table:style-name="Table3.A2" office:value-type="string">
            <text:p text:style-name="P14">Original Opcode</text:p>
          </table:table-cell>
        </table:table-row>
        <table:table-row>
          <table:table-cell table:style-name="Table3.A3" office:value-type="string">
            <text:p text:style-name="P11"><text:span text:style-name="T9">1</text:span> byte</text:p>
          </table:table-cell>
        </table:table-row>
      </table:table>
      <text:p text:style-name="P4"/>
      <text:p text:style-name="Text_20_body">There is only a single data field: one byte containing the opcode that prompted the Acknowledge.</text:p>
      <text:p text:style-name="P28"><text:soft-page-break/>Expected behavior:<text:span text:style-name="T10"> </text:span><text:span text:style-name="T12">Opcode-specific. Generally none.</text:span></text:p>
      <text:h text:style-name="P39" text:outline-level="2"><text:bookmark-start text:name="__RefHeading___Toc364_2089618002"/><text:span text:style-name="T15">No-</text:span>Acknowledge – 0x4<text:span text:style-name="T15">E</text:span> – ‘<text:span text:style-name="T15">N’</text:span><text:bookmark-end text:name="__RefHeading___Toc364_2089618002"/></text:h>
      <text:p text:style-name="P30">Description: <text:span text:style-name="T10">This opcode is a general </text:span><text:span text:style-name="T11">non-</text:span><text:span text:style-name="T10">acknowledgement (</text:span><text:span text:style-name="T11">n</text:span><text:span text:style-name="T10">ack) message, to be issued in response to a previous request. It depends on the specific request (opcode) if it requires a corresponding ack/</text:span><text:span text:style-name="T11">nack</text:span><text:span text:style-name="T10"> or not. The message signifies that the request was </text:span><text:span text:style-name="T11">not </text:span><text:span text:style-name="T10">understood, considered </text:span><text:span text:style-name="T11">in</text:span><text:span text:style-name="T10">valid, </text:span><text:span text:style-name="T11">or can’t </text:span><text:span text:style-name="T10">be fulfilled </text:span><text:span text:style-name="T11">at this current time</text:span><text:span text:style-name="T10">. </text:span><text:span text:style-name="T11">It is the negative alternative to the </text:span><text:span text:style-name="T10">Acknowledge (0x4</text:span><text:span text:style-name="T11">1</text:span><text:span text:style-name="T10">) </text:span><text:span text:style-name="T11">opcode</text:span><text:span text:style-name="T10">.</text:span></text:p>
      <text:p text:style-name="P30">Data length: <text:span text:style-name="T10">1 byte</text:span></text:p>
      <text:p text:style-name="P30">Data fields:</text:p>
      <table:table table:name="Table2" table:style-name="Table2">
        <table:table-column table:style-name="Table2.A"/>
        <table:table-row>
          <table:table-cell table:style-name="Table2.A1" office:value-type="string">
            <text:p text:style-name="P8">Data</text:p>
          </table:table-cell>
        </table:table-row>
        <table:table-row>
          <table:table-cell table:style-name="Table2.A2" office:value-type="string">
            <text:p text:style-name="P15">Original Opcode</text:p>
          </table:table-cell>
        </table:table-row>
        <table:table-row>
          <table:table-cell table:style-name="Table2.A3" office:value-type="string">
            <text:p text:style-name="P12"><text:span text:style-name="T9">1</text:span> byte</text:p>
          </table:table-cell>
        </table:table-row>
      </table:table>
      <text:p text:style-name="P4"/>
      <text:p text:style-name="Text_20_body">There is only a single data field: one byte containing the opcode that prompted the No-Acknowledge.</text:p>
      <text:p text:style-name="Text_20_body">Expected behavior:<text:span text:style-name="T10"> </text:span><text:span text:style-name="T12">Opcode-specific. Generally none.</text:span></text:p>
      <text:h text:style-name="P39" text:outline-level="2"><text:bookmark-start text:name="__RefHeading___Toc366_2089618002"/><text:span text:style-name="T15">Homing Request</text:span> – 0x4<text:span text:style-name="T15">8</text:span> – ‘<text:span text:style-name="T15">H’</text:span><text:bookmark-end text:name="__RefHeading___Toc366_2089618002"/></text:h>
      <text:p text:style-name="P30">Description: <text:span text:style-name="T11">This opcode is a request for the Controller to home in the actuators to a known default state. The specific behavior depends on the controller implementation, but is is expected to be something similar to retracting the arms until the stops are reached, defining the zero-movement state.</text:span></text:p>
      <text:p text:style-name="P30">Data length:<text:span text:style-name="T10"> </text:span><text:span text:style-name="T11">0</text:span><text:span text:style-name="T10"> byte</text:span><text:span text:style-name="T11">s (none)</text:span></text:p>
      <text:p text:style-name="P27"><text:span text:style-name="T14">Data fields: </text:span><text:span text:style-name="T11">This opcode has no associated data fields</text:span><text:span text:style-name="T15">.</text:span></text:p>
      <text:h text:style-name="P39" text:outline-level="2"><text:bookmark-start text:name="__RefHeading___Toc368_2089618002"/><text:span text:style-name="T15">Move Request</text:span> – 0x4<text:span text:style-name="T15">D</text:span> – ‘<text:span text:style-name="T15">M’</text:span><text:bookmark-end text:name="__RefHeading___Toc368_2089618002"/></text:h>
      <text:p text:style-name="P30">Description: <text:span text:style-name="T11">This opcode is a request for the Controller to move the platform to a specified position. The path followed is expected to be linear.</text:span></text:p>
      <text:p text:style-name="P30">Data length:<text:span text:style-name="T10"> </text:span><text:span text:style-name="T11">TBD</text:span></text:p>
      <text:p text:style-name="P30">Data fields: </text:p>
      <text:p text:style-name="P53">This opcode has the following data fields:</text:p>
      <table:table table:name="Table5" table:style-name="Table5">
        <table:table-column table:style-name="Table5.A" table:number-columns-repeated="3"/>
        <table:table-row>
          <table:table-cell table:style-name="Table5.A1" office:value-type="string">
            <text:p text:style-name="P9">Data</text:p>
          </table:table-cell>
          <table:table-cell table:style-name="Table5.B1" office:value-type="string">
            <text:p text:style-name="P9"/>
          </table:table-cell>
          <table:table-cell table:style-name="Table5.C1" office:value-type="string">
            <text:p text:style-name="P9"/>
          </table:table-cell>
        </table:table-row>
        <table:table-row>
          <table:table-cell table:style-name="Table5.A2" office:value-type="string">
            <text:p text:style-name="P16">DA – float</text:p>
          </table:table-cell>
          <table:table-cell table:style-name="Table5.B2" office:value-type="string">
            <text:p text:style-name="P16">DB – float</text:p>
          </table:table-cell>
          <table:table-cell table:style-name="Table5.C2" office:value-type="string">
            <text:p text:style-name="P16">DC – float</text:p>
          </table:table-cell>
        </table:table-row>
        <table:table-row>
          <table:table-cell table:style-name="Table5.A3" office:value-type="string">
            <text:p text:style-name="P13"><text:span text:style-name="T16">4</text:span> byte<text:span text:style-name="T16">s</text:span></text:p>
          </table:table-cell>
          <table:table-cell table:style-name="Table5.B3" office:value-type="string">
            <text:p text:style-name="P16">4 bytes</text:p>
          </table:table-cell>
          <table:table-cell table:style-name="Table5.C3" office:value-type="string">
            <text:p text:style-name="P16">4 bytes</text:p>
          </table:table-cell>
        </table:table-row>
      </table:table>
      <text:list xml:id="list155507422" text:style-name="L6">
        <text:list-header>
          <text:p text:style-name="P54"/>
        </text:list-header>
        <text:list-item>
          <text:p text:style-name="P55"><text:span text:style-name="T10">Data field DA – </text:span><text:span text:style-name="T13">displacement of arm “A”</text:span><text:span text:style-name="T10"> – </text:span><text:span text:style-name="T13">4</text:span><text:span text:style-name="T10"> bytes – IEEE 32-bit float </text:span></text:p>
        </text:list-item>
        <text:list-item>
          <text:p text:style-name="P55"><text:span text:style-name="T10">Data field DB – </text:span><text:span text:style-name="T13">displacement of arm “B”</text:span><text:span text:style-name="T10"> <text:s/>– </text:span><text:span text:style-name="T13">4</text:span><text:span text:style-name="T10"> bytes – IEEE 32-bit float </text:span></text:p>
        </text:list-item>
        <text:list-item>
          <text:p text:style-name="P55"><text:span text:style-name="T10">Data field DC – </text:span><text:span text:style-name="T13">displacement of arm “C”</text:span><text:span text:style-name="T10"> <text:s/>– </text:span><text:span text:style-name="T13">4</text:span><text:span text:style-name="T10"> bytes – IEEE 32-bit floa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1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MP1" style:family="paragraph" style:parent-style-name="Standard">
      <style:text-properties style:font-name="Liberation Sans" fo:language="en" fo:country="US" fo:font-weight="normal" officeooo:paragraph-rsid="00020a9f" style:font-weight-asian="normal" style:font-weight-complex="normal"/>
    </style:style>
    <style:style style:name="MP2" style:family="paragraph" style:parent-style-name="Table_20_Contents">
      <style:paragraph-properties fo:text-align="end" style:justify-single-word="false"/>
      <style:text-properties style:font-name="Liberation Sans" fo:language="en" fo:country="US" fo:font-weight="normal" officeooo:rsid="00020a9f" officeooo:paragraph-rsid="00020a9f" style:font-weight-asian="normal" style:font-weight-complex="normal"/>
    </style:style>
    <style:style style:name="MP3" style:family="paragraph" style:parent-style-name="Standard">
      <style:text-properties fo:language="en" fo:country="US"/>
    </style:style>
    <style:style style:name="MP4" style:family="paragraph" style:parent-style-name="Header">
      <style:text-properties fo:language="en" fo:country="US"/>
    </style:style>
    <style:style style:name="MT1" style:family="text">
      <style:text-properties officeooo:rsid="00020a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table-cell office:value-type="string">
              <text:p text:style-name="MP1">deltarobot<text:span text:style-name="MT1"> Message Format – spec</text:span> <text:span text:style-name="MT1">v</text:span><text:user-field-get text:name="Revision">1.0</text:user-field-get></text:p>
            </table:table-cell>
            <table:table-cell office:value-type="string">
              <text:p text:style-name="MP2">Page <text:page-number text:select-page="current">3</text:page-number><text:s/>of <text:page-count>6</text:page-count></text:p>
            </table:table-cell>
          </table:table-row>
        </table:table>
        <text:p text:style-name="MP3"/>
      </style:header>
      <style:header-first>
        <text:p text:style-name="MP4"/>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9:01:46.149519787</meta:creation-date>
    <meta:generator>LibreOffice/5.4.3.2$Linux_X86_64 LibreOffice_project/92a7159f7e4af62137622921e809f8546db437e5</meta:generator>
    <dc:date>2018-06-27T17:57:09.659112086</dc:date>
    <meta:editing-duration>PT7H50M3S</meta:editing-duration>
    <meta:editing-cycles>13</meta:editing-cycles>
    <meta:document-statistic meta:table-count="5" meta:image-count="0" meta:object-count="0" meta:page-count="6" meta:paragraph-count="128" meta:word-count="1092" meta:character-count="6722" meta:non-whitespace-character-count="5720"/>
  </office:meta>
</office:document-meta>
</file>